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3bc" officeooo:paragraph-rsid="000c33bc"/>
    </style:style>
    <style:style style:name="P2" style:family="paragraph" style:parent-style-name="Standard">
      <style:text-properties officeooo:rsid="000ca796" officeooo:paragraph-rsid="000ca796"/>
    </style:style>
    <style:style style:name="T1" style:family="text">
      <style:text-properties officeooo:rsid="000ca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de début normal : 6 mai</text:p>
      <text:p text:style-name="P1">Date de début retardé : 25 mai</text:p>
      <text:p text:style-name="P2">Deadline normal : 4 Juin</text:p>
      <text:p text:style-name="P2">Deadline retardé : 14 Juin</text:p>
      <text:p text:style-name="P1">Retard en jours : <text:s/>15 jours (21 jours – 6 jours(week-ends)</text:p>
      <text:p text:style-name="P1">Temps de travail moyen journalier : 2 heures ;</text:p>
      <text:p text:style-name="P1">Retard en heures : 15 * 2 heures  = 30 heures ;</text:p>
      <text:p text:style-name="P1">Décision prise : Travailler les week-ends jusqu’au 14 juin (3 heures/jours) pour récupérer les 18 heures,<text:span text:style-name="T1">Avec 2 heures par jours de travail les jours normaux on a : 14 jours * 2 = 28 heures + les heures à récupérer de 12 heures il faudra ajouter à ses horaires journaliers environ 1 heure de travail par jours :</text:span></text:p>
      <text:p text:style-name="P1">-<text:span text:style-name="T1">Commencer à 7h 30 jusq’à 8 heures</text:span></text:p>
      <text:p text:style-name="P1">-<text:span text:style-name="T1">Reprise à 17h jusqu’à 17h:30 </text:span></text:p>
      <text:p text:style-name="P2">-le reste du temps se fera la nuit avant minu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20:02:27.988000000</meta:creation-date>
    <dc:date>2024-06-05T21:02:27.115000000</dc:date>
    <meta:editing-duration>PT49M1S</meta:editing-duration>
    <meta:editing-cycles>1</meta:editing-cycles>
    <meta:document-statistic meta:table-count="0" meta:image-count="0" meta:object-count="0" meta:page-count="1" meta:paragraph-count="11" meta:word-count="135" meta:character-count="682" meta:non-whitespace-character-count="554"/>
    <meta:generator>LibreOffice/24.2.2.2$Windows_X86_64 LibreOffice_project/d56cc158d8a96260b836f100ef4b4ef25d6f1a01</meta:generator>
  </office:meta>
</office:document-meta>
</file>